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53">
            <text:p>53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table:formula="of:=[.$E$5]-SUM([.$C$6:.C6])" office:value-type="float" office:value="29">
            <text:p>29</text:p>
          </table:table-cell>
          <table:table-cell table:style-name="ce10" table:formula="of:=IF([.D6]=&quot;&quot;;NA();[.$F$5]-SUM([.$D$6:.D6]))" office:value-type="float" office:value="39">
            <text:p>39</text:p>
          </table:table-cell>
          <table:table-cell table:style-name="ce15" office:value-type="float" office:value="2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4">
            <text:p>14</text:p>
          </table:table-cell>
          <table:table-cell table:style-name="ce10" table:formula="of:=[.$E$5]-SUM([.$C$6:.C7])" office:value-type="float" office:value="8">
            <text:p>8</text:p>
          </table:table-cell>
          <table:table-cell table:style-name="ce10" table:formula="of:=IF([.D7]=&quot;&quot;;NA();[.$F$5]-SUM([.$D$6:.D7]))" office:value-type="float" office:value="25">
            <text:p>25</text:p>
          </table:table-cell>
          <table:table-cell table:style-name="ce15" table:formula="of:=IF([.D7]=&quot;&quot;;NA();[.D7])" office:value-type="float" office:value="14">
            <text:p>14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5">
            <text:p>25</text:p>
          </table:table-cell>
          <table:table-cell table:style-name="ce10" table:formula="of:=[.$E$5]-SUM([.$C$6:.C8])" office:value-type="float" office:value="0">
            <text:p>0</text:p>
          </table:table-cell>
          <table:table-cell table:style-name="ce10" table:formula="of:=IF([.D8]=&quot;&quot;;NA();[.$F$5]-SUM([.$D$6:.D8]))" office:value-type="float" office:value="0">
            <text:p>0</text:p>
          </table:table-cell>
          <table:table-cell table:style-name="ce15" table:formula="of:=IF([.D8]=&quot;&quot;;NA();[.D8])" office:value-type="float" office:value="25">
            <text:p>25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Burndown Chart'.I21" table:end-x="1.106cm" table:end-y="0.335cm" draw:z-index="0" draw:name="Chart 1" draw:style-name="gr1" svg:width="13.245cm" svg:height="5.315cm" svg:x="0.9cm" svg:y="0.397cm">
              <draw:object draw:notify-on-update-of-ranges="'Burndown Chart'.B5:'Burndown Chart'.B8 'Burndown Chart'.G3:'Burndown Chart'.G3 'Burndown Chart'.G5:'Burndown Chart'.G8 'Burndown Chart'.E4:'Burndown Chart'.E4 'Burndown Chart'.E5:'Burndown Chart'.E8 'Burndown Chart'.F4:'Burndown Chart'.F4 'Burndown Chart'.F5:'Burndown Chart'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2012-05-03</text:date>, <text:time>17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5-03T17:58:30</dc:date>
    <meta:editing-duration>PT2H20M39S</meta:editing-duration>
    <meta:editing-cycles>7</meta:editing-cycles>
    <meta:generator>LibreOffice/3.3$Linux LibreOffice_project/330m19$Build-401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7cm" chart:style-name="ch3"/>
        <chart:plot-area chart:style-name="ch4" table:cell-range-address="'Burndown Chart'.B5:'Burndown Chart'.B8 'Burndown Chart'.G3:'Burndown Chart'.G3 'Burndown Chart'.F5:'Burndown Chart'.G8 'Burndown Chart'.E4:'Burndown Chart'.E8 'Burndown Chart'.F4:'Burndown Chart'.F4" chart:data-source-has-labels="both" svg:x="0.829cm" svg:y="0.501cm" svg:width="11.909cm" svg:height="4.525cm">
          <chartooo:coordinate-region svg:x="1.398cm" svg:y="0.674cm" svg:width="11.34cm" svg:height="3.758cm"/>
          <chart:axis chart:dimension="x" chart:name="primary-x" chart:style-name="ch5">
            <chart:categories table:cell-range-address="'Burndown Chart'.B5:'Burndown Chart'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8" chart:label-cell-address="'Burndown Chart'.G3:'Burndown Chart'.G3" chart:class="chart:bar">
            <chart:data-point chart:repeated="4"/>
          </chart:series>
          <chart:series chart:style-name="ch9" chart:values-cell-range-address="'Burndown Chart'.E5:'Burndown Chart'.E8" chart:label-cell-address="'Burndown Chart'.E4:'Burndown Chart'.E4" chart:class="chart:line">
            <chart:data-point chart:repeated="4"/>
          </chart:series>
          <chart:series chart:style-name="ch10" chart:values-cell-range-address="'Burndown Chart'.F5:'Burndown Chart'.F8" chart:label-cell-address="'Burndown Chart'.F4:'Burndown Chart'.F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8</svg:desc>
                </draw:g>
              </table:table-cell>
              <table:table-cell office:value-type="float" office:value="NaN">
                <text:p>NaN</text:p>
                <draw:g>
                  <svg:desc>'Burndown Chart'.G5:'Burndown Chart'.G8</svg:desc>
                </draw:g>
              </table:table-cell>
              <table:table-cell office:value-type="float" office:value="53">
                <text:p>53</text:p>
                <draw:g>
                  <svg:desc>'Burndown Chart'.E5:'Burndown Chart'.E8</svg:desc>
                </draw:g>
              </table:table-cell>
              <table:table-cell office:value-type="float" office:value="53">
                <text:p>53</text:p>
                <draw:g>
                  <svg:desc>'Burndown Chart'.F5:'Burndown Chart'.F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